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draw:marker-start-width="0.381cm" draw:marker-end-width="0.381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draw:marker-start-width="0.381cm" draw:marker-end-width="0.381cm" draw:fill="none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3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0.333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0.335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0.433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0.755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0.705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0.942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Courier New'" style:font-family-generic="modern" style:font-pitch="fixed" fo:font-size="8pt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6" draw:layer="layout" svg:width="0.635cm" svg:height="0.635cm" svg:x="5.48cm" svg:y="23.214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id="id5">
          <draw:g>
            <draw:path draw:style-name="gr2" draw:text-style-name="P1" draw:layer="layout" svg:width="1.906cm" svg:height="1.271cm" svg:x="4.844cm" svg:y="21.292cm" svg:viewBox="0 0 1907 1272" svg:d="m0 0c635 0 1270 0 1906 0 0 423 0 846 0 1271-635 0-1270 0-1906 0 0-423 0-846 0-1271z">
              <text:p/>
            </draw:path>
            <draw:path draw:style-name="gr2" draw:text-style-name="P1" draw:layer="layout" svg:width="0.725cm" svg:height="0.319cm" svg:x="4.845cm" svg:y="20.974cm" svg:viewBox="0 0 726 320" svg:d="m0 0c241 0 482 0 725 0 0 106 0 212 0 319-241 0-482 0-725 0 0-106 0-212 0-319z">
              <text:p/>
            </draw:path>
            <draw:frame draw:style-name="gr3" draw:text-style-name="P2" draw:layer="layout" svg:width="1.905cm" svg:height="1.204cm" svg:x="4.845cm" svg:y="21.292cm">
              <draw:text-box>
                <text:p text:style-name="P2">Java1.4 Frontend</text:p>
              </draw:text-box>
            </draw:frame>
          </draw:g>
        </draw:g>
        <draw:g draw:id="id7">
          <draw:path draw:style-name="gr2" draw:text-style-name="P1" draw:layer="layout" svg:width="1.906cm" svg:height="1.271cm" svg:x="8.02cm" svg:y="21.289cm" svg:viewBox="0 0 1907 1272" svg:d="m0 0c635 0 1270 0 1906 0 0 423 0 846 0 1271-635 0-1270 0-1906 0 0-423 0-846 0-1271z">
            <text:p/>
          </draw:path>
          <draw:path draw:style-name="gr2" draw:text-style-name="P1" draw:layer="layout" svg:width="0.725cm" svg:height="0.319cm" svg:x="8.021cm" svg:y="20.971cm" svg:viewBox="0 0 726 320" svg:d="m0 0c241 0 482 0 725 0 0 106 0 212 0 319-241 0-482 0-725 0 0-106 0-212 0-319z">
            <text:p/>
          </draw:path>
          <draw:frame draw:style-name="gr4" draw:text-style-name="P2" draw:layer="layout" svg:width="1.905cm" svg:height="0.903cm" svg:x="8.021cm" svg:y="21.29cm">
            <draw:text-box>
              <text:p text:style-name="P2">Java1.4 Backend</text:p>
            </draw:text-box>
          </draw:frame>
        </draw:g>
        <draw:g draw:id="id9">
          <draw:g>
            <draw:path draw:style-name="gr2" draw:text-style-name="P1" draw:layer="layout" svg:width="1.906cm" svg:height="1.271cm" svg:x="4.844cm" svg:y="25.002cm" svg:viewBox="0 0 1907 1272" svg:d="m0 0c635 0 1270 0 1906 0 0 423 0 846 0 1271-635 0-1270 0-1906 0 0-423 0-846 0-1271z">
              <text:p/>
            </draw:path>
            <draw:path draw:style-name="gr2" draw:text-style-name="P1" draw:layer="layout" svg:width="0.725cm" svg:height="0.319cm" svg:x="4.845cm" svg:y="24.684cm" svg:viewBox="0 0 726 320" svg:d="m0 0c241 0 482 0 725 0 0 106 0 212 0 319-241 0-482 0-725 0 0-106 0-212 0-319z">
              <text:p/>
            </draw:path>
            <draw:frame draw:style-name="gr5" draw:text-style-name="P2" draw:layer="layout" svg:width="1.905cm" svg:height="1.204cm" svg:x="4.845cm" svg:y="25.002cm">
              <draw:text-box>
                <text:p text:style-name="P2">Java1.5 Frontend</text:p>
              </draw:text-box>
            </draw:frame>
          </draw:g>
        </draw:g>
        <draw:g draw:id="id11">
          <draw:g>
            <draw:path draw:style-name="gr2" draw:text-style-name="P1" draw:layer="layout" svg:width="1.906cm" svg:height="1.271cm" svg:x="8.02cm" svg:y="25.002cm" svg:viewBox="0 0 1907 1272" svg:d="m0 0c635 0 1270 0 1906 0 0 423 0 846 0 1271-635 0-1270 0-1906 0 0-423 0-846 0-1271z">
              <text:p/>
            </draw:path>
            <draw:path draw:style-name="gr2" draw:text-style-name="P1" draw:layer="layout" svg:width="0.725cm" svg:height="0.319cm" svg:x="8.021cm" svg:y="24.684cm" svg:viewBox="0 0 726 320" svg:d="m0 0c241 0 482 0 725 0 0 106 0 212 0 319-241 0-482 0-725 0 0-106 0-212 0-319z">
              <text:p/>
            </draw:path>
            <draw:frame draw:style-name="gr6" draw:text-style-name="P2" draw:layer="layout" svg:width="1.905cm" svg:height="1.055cm" svg:x="8.021cm" svg:y="25.002cm">
              <draw:text-box>
                <text:p text:style-name="P2">Java1.5 Backend</text:p>
              </draw:text-box>
            </draw:frame>
          </draw:g>
        </draw:g>
        <draw:custom-shape draw:style-name="gr1" draw:text-style-name="P1" draw:id="id8" draw:layer="layout" svg:width="0.635cm" svg:height="0.635cm" svg:x="8.655cm" svg:y="23.214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id="id4" draw:layer="layout" svg:width="0.635cm" svg:height="0.635cm" svg:x="2.305cm" svg:y="23.214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id="id3">
          <draw:g>
            <draw:path draw:style-name="gr2" draw:text-style-name="P1" draw:layer="layout" svg:width="1.906cm" svg:height="1.271cm" svg:x="1.669cm" svg:y="21.292cm" svg:viewBox="0 0 1907 1272" svg:d="m0 0c635 0 1270 0 1906 0 0 423 0 846 0 1271-635 0-1270 0-1906 0 0-423 0-846 0-1271z">
              <text:p/>
            </draw:path>
            <draw:path draw:style-name="gr2" draw:text-style-name="P1" draw:layer="layout" svg:width="0.725cm" svg:height="0.319cm" svg:x="1.67cm" svg:y="20.974cm" svg:viewBox="0 0 726 320" svg:d="m0 0c241 0 482 0 725 0 0 106 0 212 0 319-241 0-482 0-725 0 0-106 0-212 0-319z">
              <text:p/>
            </draw:path>
            <draw:frame draw:style-name="gr7" draw:text-style-name="P2" draw:layer="layout" svg:width="1.905cm" svg:height="1.005cm" svg:x="1.67cm" svg:y="21.292cm">
              <draw:text-box>
                <text:p text:style-name="P2">Java1.4 AST</text:p>
              </draw:text-box>
            </draw:frame>
          </draw:g>
        </draw:g>
        <draw:g draw:id="id10">
          <draw:g>
            <draw:path draw:style-name="gr2" draw:text-style-name="P1" draw:layer="layout" svg:width="1.906cm" svg:height="1.271cm" svg:x="1.669cm" svg:y="25.002cm" svg:viewBox="0 0 1907 1272" svg:d="m0 0c635 0 1270 0 1906 0 0 423 0 846 0 1271-635 0-1270 0-1906 0 0-423 0-846 0-1271z">
              <text:p/>
            </draw:path>
            <draw:path draw:style-name="gr2" draw:text-style-name="P1" draw:layer="layout" svg:width="0.725cm" svg:height="0.319cm" svg:x="1.67cm" svg:y="24.684cm" svg:viewBox="0 0 726 320" svg:d="m0 0c241 0 482 0 725 0 0 106 0 212 0 319-241 0-482 0-725 0 0-106 0-212 0-319z">
              <text:p/>
            </draw:path>
            <draw:frame draw:style-name="gr6" draw:text-style-name="P2" draw:layer="layout" svg:width="1.905cm" svg:height="1.055cm" svg:x="1.67cm" svg:y="25.002cm">
              <draw:text-box>
                <text:p text:style-name="P2">Java1.5 AST</text:p>
              </draw:text-box>
            </draw:frame>
          </draw:g>
        </draw:g>
        <draw:g draw:id="id1">
          <draw:g>
            <draw:path draw:style-name="gr2" draw:text-style-name="P1" draw:layer="layout" svg:width="1.906cm" svg:height="1.271cm" svg:x="1.67cm" svg:y="17.798cm" svg:viewBox="0 0 1907 1272" svg:d="m0 0c635 0 1270 0 1906 0 0 423 0 846 0 1271-635 0-1270 0-1906 0 0-423 0-846 0-1271z">
              <text:p/>
            </draw:path>
            <draw:path draw:style-name="gr2" draw:text-style-name="P1" draw:layer="layout" svg:width="0.725cm" svg:height="0.319cm" svg:x="1.671cm" svg:y="17.48cm" svg:viewBox="0 0 726 320" svg:d="m0 0c241 0 482 0 725 0 0 106 0 212 0 319-241 0-482 0-725 0 0-106 0-212 0-319z">
              <text:p/>
            </draw:path>
            <draw:frame draw:style-name="gr8" draw:text-style-name="P3" draw:layer="layout" svg:width="1.905cm" svg:height="1.242cm" svg:x="1.671cm" svg:y="17.798cm">
              <draw:text-box>
                <text:p text:style-name="P3">JastAdd Framework AST</text:p>
              </draw:text-box>
            </draw:frame>
          </draw:g>
        </draw:g>
        <draw:custom-shape draw:style-name="gr1" draw:text-style-name="P1" draw:id="id2" draw:layer="layout" svg:width="0.635cm" svg:height="0.635cm" svg:x="2.305cm" svg:y="19.604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svg:x1="2.623cm" svg:y1="19.069cm" svg:x2="2.622cm" svg:y2="19.604cm" draw:start-shape="id1" draw:start-glue-point="2" draw:end-shape="id2" draw:end-glue-point="4">
          <text:p/>
        </draw:connector>
        <draw:connector draw:style-name="gr9" draw:text-style-name="P1" draw:layer="layout" svg:x1="2.622cm" svg:y1="22.563cm" svg:x2="2.622cm" svg:y2="23.214cm" draw:start-shape="id3" draw:start-glue-point="2" draw:end-shape="id4" draw:end-glue-point="4">
          <text:p/>
        </draw:connector>
        <draw:connector draw:style-name="gr9" draw:text-style-name="P1" draw:layer="layout" svg:x1="5.797cm" svg:y1="22.563cm" svg:x2="5.797cm" svg:y2="23.214cm" draw:start-shape="id5" draw:start-glue-point="2" draw:end-shape="id6" draw:end-glue-point="4">
          <text:p/>
        </draw:connector>
        <draw:connector draw:style-name="gr9" draw:text-style-name="P1" draw:layer="layout" svg:x1="8.973cm" svg:y1="22.56cm" svg:x2="8.972cm" svg:y2="23.214cm" draw:start-shape="id7" draw:start-glue-point="2" draw:end-shape="id8" draw:end-glue-point="4">
          <text:p/>
        </draw:connector>
        <draw:connector draw:style-name="gr10" draw:text-style-name="P1" draw:layer="layout" svg:x1="4.844cm" svg:y1="21.768cm" svg:x2="3.575cm" svg:y2="21.768cm" draw:start-shape="id5" draw:start-glue-point="3" draw:end-shape="id3" draw:end-glue-point="1">
          <text:p/>
        </draw:connector>
        <draw:connector draw:style-name="gr10" draw:text-style-name="P1" draw:layer="layout" svg:x1="4.844cm" svg:y1="25.478cm" svg:x2="3.575cm" svg:y2="25.478cm" draw:start-shape="id9" draw:start-glue-point="3" draw:end-shape="id10" draw:end-glue-point="1">
          <text:p/>
        </draw:connector>
        <draw:connector draw:style-name="gr10" draw:text-style-name="P1" draw:layer="layout" svg:x1="8.02cm" svg:y1="25.478cm" svg:x2="6.75cm" svg:y2="25.478cm" draw:start-shape="id11" draw:start-glue-point="3" draw:end-shape="id9">
          <text:p/>
        </draw:connector>
        <draw:connector draw:style-name="gr10" draw:text-style-name="P1" draw:layer="layout" svg:x1="8.02cm" svg:y1="21.765cm" svg:x2="6.75cm" svg:y2="21.768cm" draw:start-shape="id7" draw:start-glue-point="3" draw:end-shape="id5">
          <text:p/>
        </draw:connector>
        <draw:connector draw:style-name="gr10" draw:text-style-name="P1" draw:layer="layout" draw:line-skew="0.769cm 7.169cm -0.769cm" svg:x1="9.926cm" svg:y1="21.765cm" svg:x2="1.669cm" svg:y2="21.768cm" draw:start-shape="id7" draw:start-glue-point="1" draw:end-shape="id3" draw:end-glue-point="3">
          <text:p/>
        </draw:connector>
        <draw:connector draw:style-name="gr10" draw:text-style-name="P1" draw:layer="layout" draw:line-skew="0cm 0cm -0.134cm" svg:x1="9.926cm" svg:y1="25.478cm" svg:x2="1.669cm" svg:y2="25.478cm" draw:start-shape="id11" draw:start-glue-point="1" draw:end-shape="id10" draw:end-glue-point="3">
          <text:p/>
        </draw:connector>
        <draw:line draw:style-name="gr9" draw:text-style-name="P1" draw:layer="layout" svg:x1="2.611cm" svg:y1="20.239cm" svg:x2="2.611cm" svg:y2="21.292cm">
          <text:p/>
        </draw:line>
        <draw:line draw:style-name="gr9" draw:text-style-name="P1" draw:layer="layout" svg:x1="2.629cm" svg:y1="23.849cm" svg:x2="2.629cm" svg:y2="25.002cm">
          <text:p/>
        </draw:line>
        <draw:line draw:style-name="gr9" draw:text-style-name="P1" draw:layer="layout" svg:x1="5.811cm" svg:y1="23.849cm" svg:x2="5.811cm" svg:y2="25.002cm">
          <text:p/>
        </draw:line>
        <draw:line draw:style-name="gr9" draw:text-style-name="P1" draw:layer="layout" svg:x1="8.993cm" svg:y1="23.849cm" svg:x2="8.993cm" svg:y2="25.002cm">
          <text:p/>
        </draw:line>
        <draw:rect draw:style-name="gr11" draw:text-style-name="P1" draw:layer="layout" svg:width="11.629cm" svg:height="10.804cm" svg:x="0cm" svg:y="17.136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8-10-03T14:11:14</meta:creation-date>
    <dc:date>2008-10-03T15:09:21</dc:date>
    <meta:print-date>2008-10-03T14:39:39</meta:print-date>
    <dc:language>en-US</dc:language>
    <meta:editing-cycles>9</meta:editing-cycles>
    <meta:editing-duration>PT42M35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